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05cm" fo:margin-bottom="0.205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cm" fo:margin-right="0cm" fo:margin-top="0.205cm" fo:margin-bottom="0.205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margin-left="0cm" fo:margin-right="0cm" fo:margin-top="0.205cm" fo:margin-bottom="0.205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roid Sans Fallback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Droid Sans Fallback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.205cm" fo:margin-bottom="0.205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Arial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layer sits in virtual environment displayed with the Oculus </text:span>Rift</text:p>
      <text:p text:style-name="P1">Player interacts with virtual cards</text:p>
      <text:p text:style-name="P1">Leap Motion used to track hands and fingers</text:p>
      <text:p text:style-name="P3"><text:span text:style-name="T1">Additional Tablet used for haptic feedback and better gesture </text:span>recognition</text:p>
      <text:p text:style-name="P2">Explain Oculus Rift shortly!</text:p>
      <text:p text:style-name="P2">Player positioned at virtual table:</text:p>
      <text:p text:style-name="P1"><text:tab/>-coincide with the real-world table measures (defined in the config)</text:p>
      <text:p text:style-name="P2">Room or environment can be used to build up the atmosphere </text:p>
      <text:p text:style-name="P1"><text:tab/>-extreme poker (playing at cliffs)</text:p>
      <text:p text:style-name="P1"><text:tab/>-backroom</text:p>
      <text:p text:style-name="P1"><text:tab/>-change environment based on cards you play (magic, 3d model)</text:p>
      <text:p text:style-name="P2">Display of hands and body</text:p>
      <text:p text:style-name="P1"><text:tab/>-how to display hands? Connect hands with arms or show them flying in the air?</text:p>
      <text:p text:style-name="P1"><text:tab/>-Body moves with you</text:p>
      <text:p text:style-name="P1"><text:tab/>-Uncanny valley: Is it better not to have a body at all then to have a body that is not </text:p>
      <text:p text:style-name="P1"><text:tab/>100% correct</text:p>
      <text:p text:style-name="P1">------------------------------------------------------------------------------------------------------------------------</text:p>
      <text:p text:style-name="P3"><text:span text:style-name="T1">Text on cards too small to read =&gt; Custom display system </text:span>necessary</text:p>
      <text:p text:style-name="P1">Outline</text:p>
      <text:p text:style-name="P1">Selection of cards</text:p>
      <text:p text:style-name="P1">Info box</text:p>
      <text:p text:style-name="P1">Buttons</text:p>
      <text:p text:style-name="P1">User studies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="100%" fo:margin-left="0.953cm" fo:margin-right="0cm" fo:margin-top="0.21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normal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="100%"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style:font-size-asian="20pt" style:font-size-complex="20pt"/>
    </style:style>
    <style:style style:name="Standard_7e_LT_7e_Gliederung_20_3" style:display-name="Standard~LT~Gliederung 3" style:family="paragraph" style:parent-style-name="Standard_7e_LT_7e_Gliederung_20_2">
      <style:paragraph-properties fo:margin="100%" fo:margin-left="3.175cm" fo:margin-right="0cm" fo:margin-top="0.159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18pt" style:font-size-asian="18pt" style:font-size-complex="18pt"/>
    </style:style>
    <style:style style:name="Standard_7e_LT_7e_Gliederung_20_4" style:display-name="Standard~LT~Gliederung 4" style:family="paragraph" style:parent-style-name="Standard_7e_LT_7e_Gliederung_20_3">
      <style:paragraph-properties fo:margin="100%" fo:margin-left="4.445cm" fo:margin-right="0cm" fo:margin-top="0.141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6pt" style:font-size-asian="16pt" style:font-size-complex="16pt"/>
    </style:style>
    <style:style style:name="Standard_7e_LT_7e_Gliederung_20_5" style:display-name="Standard~LT~Gliederung 5" style:family="paragraph" style:parent-style-name="Standard_7e_LT_7e_Gliederung_20_4">
      <style:paragraph-properties fo:margin="100%" fo:margin-left="5.715cm" fo:margin-right="0cm" fo:margin-top="0.123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4pt" style:font-size-asian="14pt" style:font-size-complex="14pt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bold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.212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normal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roid Sans Fallback" fo:font-size="18pt" fo:font-style="normal" fo:text-shadow="none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="100%" fo:margin-left="0.953cm" fo:margin-right="0cm" fo:margin-top="0.21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="100%"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style:letter-kerning="true" style:font-size-asian="20pt" style:font-size-complex="20pt"/>
    </style:style>
    <style:style style:name="Gliederung_20_3" style:display-name="Gliederung 3" style:family="paragraph" style:parent-style-name="Gliederung_20_2">
      <style:paragraph-properties fo:margin="100%" fo:margin-left="3.175cm" fo:margin-right="0cm" fo:margin-top="0.159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18pt" style:font-size-asian="18pt" style:font-size-complex="18pt"/>
    </style:style>
    <style:style style:name="Gliederung_20_4" style:display-name="Gliederung 4" style:family="paragraph" style:parent-style-name="Gliederung_20_3">
      <style:paragraph-properties fo:margin="100%" fo:margin-left="4.445cm" fo:margin-right="0cm" fo:margin-top="0.141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6pt" style:font-size-asian="16pt" style:font-size-complex="16pt"/>
    </style:style>
    <style:style style:name="Gliederung_20_5" style:display-name="Gliederung 5" style:family="paragraph" style:parent-style-name="Gliederung_20_4">
      <style:paragraph-properties fo:margin="100%" fo:margin-left="5.715cm" fo:margin-right="0cm" fo:margin-top="0.123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4pt" style:font-size-asian="14pt" style:font-size-complex="14pt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itel1_7e_LT_7e_Gliederung_20_1" style:display-name="Titel1~LT~Gliederung 1" style:family="paragraph">
      <style:paragraph-properties fo:margin="100%" fo:margin-left="0.953cm" fo:margin-right="0cm" fo:margin-top="0.21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paragraph" style:parent-style-name="Standard_7e_LT_7e_Gliederung_20_1">
      <style:paragraph-properties fo:margin="100%"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style:font-size-asian="20pt" style:font-size-complex="20pt"/>
    </style:style>
    <style:style style:name="Titel1_7e_LT_7e_Gliederung_20_3" style:display-name="Titel1~LT~Gliederung 3" style:family="paragraph" style:parent-style-name="Standard_7e_LT_7e_Gliederung_20_2">
      <style:paragraph-properties fo:margin="100%" fo:margin-left="3.175cm" fo:margin-right="0cm" fo:margin-top="0.159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18pt" style:font-size-asian="18pt" style:font-size-complex="18pt"/>
    </style:style>
    <style:style style:name="Titel1_7e_LT_7e_Gliederung_20_4" style:display-name="Titel1~LT~Gliederung 4" style:family="paragraph" style:parent-style-name="Standard_7e_LT_7e_Gliederung_20_3">
      <style:paragraph-properties fo:margin="100%" fo:margin-left="4.445cm" fo:margin-right="0cm" fo:margin-top="0.141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6pt" style:font-size-asian="16pt" style:font-size-complex="16pt"/>
    </style:style>
    <style:style style:name="Titel1_7e_LT_7e_Gliederung_20_5" style:display-name="Titel1~LT~Gliederung 5" style:family="paragraph" style:parent-style-name="Standard_7e_LT_7e_Gliederung_20_4">
      <style:paragraph-properties fo:margin="100%" fo:margin-left="5.715cm" fo:margin-right="0cm" fo:margin-top="0.123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4pt" style:font-size-asian="14pt" style:font-size-complex="14pt"/>
    </style:style>
    <style:style style:name="Titel1_7e_LT_7e_Gliederung_20_6" style:display-name="Titel1~LT~Gliederung 6" style:family="paragraph" style:parent-style-name="Standard_7e_LT_7e_Gliederung_20_5"/>
    <style:style style:name="Titel1_7e_LT_7e_Gliederung_20_7" style:display-name="Titel1~LT~Gliederung 7" style:family="paragraph" style:parent-style-name="Standard_7e_LT_7e_Gliederung_20_6"/>
    <style:style style:name="Titel1_7e_LT_7e_Gliederung_20_8" style:display-name="Titel1~LT~Gliederung 8" style:family="paragraph" style:parent-style-name="Standard_7e_LT_7e_Gliederung_20_7"/>
    <style:style style:name="Titel1_7e_LT_7e_Gliederung_20_9" style:display-name="Titel1~LT~Gliederung 9" style:family="paragraph" style:parent-style-name="Standard_7e_LT_7e_Gliederung_20_8"/>
    <style:style style:name="Titel1_7e_LT_7e_Titel" style:display-name="Titel1~LT~Titel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 style:text-emphasize="none" style:text-overline-style="none" style:text-overline-color="font-color"/>
    </style:style>
    <style:style style:name="Titel1_7e_LT_7e_Untertitel" style:display-name="Titel1~LT~Untertitel" style:family="paragraph">
      <style:paragraph-properties fo:margin="100%" fo:margin-left="0cm" fo:margin-right="0cm" fo:margin-top="0.212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paragraph">
      <style:paragraph-properties style:text-autospace="none"/>
      <style:text-properties style:letter-kerning="true"/>
    </style:style>
    <style:style style:name="Titel1_7e_LT_7e_Hintergrund" style:display-name="Titel1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 style:text-emphasize="none" style:text-overline-style="none" style:text-overline-color="font-color"/>
    </style:style>
    <style:style style:name="WW-Titel12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 style:text-emphasize="none" style:text-overline-style="none" style:text-overline-color="font-color"/>
    </style:style>
    <style:style style:name="WW-Titel123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roid Sans Fallback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Hell</meta:initial-creator>
    <meta:creation-date>2014-11-09T15:27:03.59</meta:creation-date>
    <dc:date>2014-11-13T22:17:39.93</dc:date>
    <dc:creator>Stefan Hell</dc:creator>
    <meta:editing-duration>PT17M55S</meta:editing-duration>
    <meta:editing-cycles>8</meta:editing-cycles>
    <meta:generator>OpenOffice/4.0.1$Win32 OpenOffice.org_project/401m5$Build-9714</meta:generator>
    <meta:document-statistic meta:table-count="0" meta:image-count="0" meta:object-count="0" meta:page-count="1" meta:paragraph-count="23" meta:word-count="147" meta:character-count="983"/>
  </office:meta>
</office:document-meta>
</file>